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ManagerUtil.getStylesAsJSArray( FacesContext facesContext , String [ ]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ManagerUtil.getImageWithPath( FacesContext facesContex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ManagerUtil.getScriptsAsJSArray( FacesContext facesContext , String [ ]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ManagerUtil.getPropertyNotNull( FacesContext facesContext , String bundle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ManagerUtil.toJSArray( List &lt; String &gt;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ManagerUtil.getProperty( FacesContext facesContext , String bundl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ManagerUtil.getScripts( FacesContext facesContex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ManagerUtil.getStyles( FacesContext facesContex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ManagerUtil.ResourceManager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ManagerUtil.getDisabledImageWithPath( FacesContext facesContext , String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ManagerUtil.getImageWithPath( FacesContext facesContext , String name , boolean ignoreMiss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ManagerUtil.addContextPath( String [ ] strings , String contex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ManagerUtil.getBlankPag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